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038f" officeooo:paragraph-rsid="001303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shmael Nausrudeen</text:p>
      <text:p text:style-name="P1">CSCI 233</text:p>
      <text:p text:style-name="P1">Assignment 1</text:p>
      <text:p text:style-name="P1"/>
      <text:p text:style-name="P1">1. Codeacademy: Using code academy was almost as if I was in the perfect learning environment with troubleshooting tips and quick compiling. They offer good hints that nudge you in the right direction. Someone could easily learn python with them if they put in the time and of course, the money.</text:p>
      <text:p text:style-name="P1"/>
      <text:p text:style-name="P1">2. Local: I find using my laptop to be the easiest environment. I know the filesystem and can work anywhere at anytime, even with network access. It the most effiecient for someone who wants to safely code whenever they want and not think twice about network connection. Coding locally is definitely a pl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1T11:48:22.914552378</meta:creation-date>
    <dc:date>2016-08-31T12:01:51.158781454</dc:date>
    <meta:editing-duration>P0D</meta:editing-duration>
    <meta:editing-cycles>1</meta:editing-cycles>
    <meta:document-statistic meta:table-count="0" meta:image-count="0" meta:object-count="0" meta:page-count="1" meta:paragraph-count="5" meta:word-count="110" meta:character-count="640" meta:non-whitespace-character-count="535"/>
    <meta:generator>LibreOffice/4.2.8.2$Linux_X86_64 LibreOffice_project/420m0$Build-2</meta:generator>
  </office:meta>
</office:document-meta>
</file>